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8.5pt" fo:font-style="italic" style:font-name-asian="Segoe UI" style:font-size-asian="8.5pt" style:font-style-asian="italic" style:font-name-complex="Segoe UI" style:font-size-complex="8.5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0.762cm">
          <draw:text-box>
            <text:p text:style-name="P1"><text:span text:style-name="T1">Old Testament Reading</text:span></text:p>
            <text:p text:style-name="P1"><text:span text:style-name="T2">Isaiah 64:1–4, 8-1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7.766cm" svg:x="1.524cm" svg:y="0.762cm">
          <draw:text-box>
            <text:p><text:span text:style-name="T3">1</text:span><text:span text:style-name="T4">Oh that you would rend the heavens and come down, that the mountains might quake at your presence— </text:span><text:span text:style-name="T3">2</text:span><text:span text:style-name="T4"> as when fire kindles brushwood</text:span></text:p>
            <text:p><text:span text:style-name="T4">and the fire causes water to boil— to make your name known to your adversarie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638cm" svg:height="6.263cm" svg:x="1.524cm" svg:y="0.762cm">
          <draw:text-box>
            <text:p><text:span text:style-name="T4">and that the nations might tremble at your presence! </text:span><text:span text:style-name="T3">3</text:span><text:span text:style-name="T4">When you did awesome things that we did not look for, you came down, the mountains quaked at your pres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638cm" svg:height="4.76cm" svg:x="1.524cm" svg:y="0.762cm">
          <draw:text-box>
            <text:p><text:span text:style-name="T3">4</text:span><text:span text:style-name="T4">From of old no one has heard or perceived by the ear, no eye has seen a God besides you,</text:span></text:p>
            <text:p><text:span text:style-name="T4">who acts for those who wait fo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4.892cm" svg:height="5.08cm" svg:x="1.524cm" svg:y="1.016cm">
          <draw:text-box>
            <text:p text:style-name="P6"><text:span text:style-name="T5">8</text:span><text:span text:style-name="T6">But now, O L</text:span><text:span text:style-name="T7">ORD</text:span><text:span text:style-name="T6">, you are our Father; we are the clay, and you are our potter; we are all the work of your h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4.892cm" svg:height="5.588cm" svg:x="1.524cm" svg:y="0.762cm">
          <draw:text-box>
            <text:p text:style-name="P6"><text:span text:style-name="T8">9</text:span><text:span text:style-name="T9">Be not so terribly angry, O LORD, and remember not iniquity forever.</text:span></text:p>
            <text:p text:style-name="P6"><text:span text:style-name="T9">Behold, please look, we are all your peop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8" draw:layer="layout" svg:width="24.892cm" svg:height="5.588cm" svg:x="1.524cm" svg:y="0.762cm">
          <draw:text-box>
            <text:p text:style-name="P6"><text:span text:style-name="T8">10</text:span><text:span text:style-name="T9">I will greatly rejoice in the Lord; my soul shall exult in my God, for he has clothed me with the garments of salvatio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8" draw:layer="layout" svg:width="24.13cm" svg:height="6.35cm" svg:x="1.813cm" svg:y="0.829cm">
          <draw:text-box>
            <text:p text:style-name="P6"><text:span text:style-name="T9">he has covered me with the robe of righteousness, as a bridegroom decks himself like a priest with a beautiful headdress, and as</text:span></text:p>
            <text:p text:style-name="P6"><text:span text:style-name="T9">a bride adorns herself with her jewe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8" draw:layer="layout" svg:width="24.892cm" svg:height="6.35cm" svg:x="1.524cm" svg:y="0.762cm">
          <draw:text-box>
            <text:p text:style-name="P6"><text:span text:style-name="T8">11</text:span><text:span text:style-name="T9">For as the earth brings forth its sprouts, and as a garden causes what is sown in it to sprout up,</text:span></text:p>
            <text:p text:style-name="P6"><text:span text:style-name="T9">so the Lord God will cause righteousness and praise to sprout up before all the n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0:48:40.836000000</meta:creation-date>
    <dc:date>2017-12-14T16:29:43.413000000</dc:date>
    <meta:editing-duration>PT18M56S</meta:editing-duration>
    <meta:editing-cycles>9</meta:editing-cycles>
    <meta:generator>LibreOffice/5.4.3.2$Windows_X86_64 LibreOffice_project/92a7159f7e4af62137622921e809f8546db437e5</meta:generator>
    <meta:document-statistic meta:object-count="48"/>
  </office:meta>
</office:document-meta>
</file>